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HandlerMapping.extractMatrixVariables( HttpServletRequest request , Map &lt; String , String &gt; uriVariab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rtialMatchHelper.getConsumablePatchMedia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ialMatchHelper.hasMethodsMis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ialMatch.hasConsume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getMatchingMapping( RequestMappingInfo info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getParam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tialMatchHelper.hasParamsMis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Options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handleNoMatch( Set &lt; RequestMappingInfo &gt; infos , String lookupPath , HttpServletRequest requ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artialMatch.PartialMatch( RequestMappingInfo info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.getMappingComparator( final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OptionsHandler.initAllowedHttpMethods( Set &lt; String &gt; declaredMetho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questMappingInfoHandlerMapping.handleMatch( RequestMappingInfo info , String lookupPath ,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tialMatchHel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PartialMatchHelper( Set &lt; RequestMappingInfo &gt; infos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ialMatch.hasParam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extractMatchDetails( PathPatternsRequestCondition condition , String lookupPath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rtialMatchHelper.getProducibleMedia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InfoHandlerMapping.RequestMappingInfo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OptionsHandler.HttpOptionsHandler( Set &lt; String &gt; declaredMethods , Set &lt; MediaType &gt; acceptP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ialMat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extractMatchDetails( PatternsRequestCondition condition , String lookupPath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rtialMatch.hasProduce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getAllowedMeth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ialMatchHelper.getConsumableMedia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InfoHandlerMapping.getHandlerInternal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ialMatch.hasMethod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hasProducesMis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ialMatchHelper.hasConsumesMis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InfoHandlerMapping.getDirectPaths( RequestMapping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getMappingPathPatterns( RequestMapping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